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CMU Typewriter Text" svg:font-family="'CMU Typewriter Tex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fo:margin-top="0.0799in" fo:margin-bottom="0.0799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.0799in" fo:border-left="none" fo:border-right="none" fo:border-top="0.75pt solid #000000" fo:border-bottom="0.7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5146in" style:rel-column-width="5061*"/>
    </style:style>
    <style:style style:name="Table2.B" style:family="table-column">
      <style:table-column-properties style:column-width="2.4389in" style:rel-column-width="3512*"/>
    </style:style>
    <style:style style:name="Table2.C" style:family="table-column">
      <style:table-column-properties style:column-width="0.7396in" style:rel-column-width="1065*"/>
    </style:style>
    <style:style style:name="Table2.A1" style:family="table-cell">
      <style:table-cell-properties fo:background-color="transparent" fo:padding="0.0799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799in" fo:border="none" style:writing-mode="page">
        <style:background-image/>
      </style:table-cell-properties>
    </style:style>
    <style:style style:name="Table2.A8" style:family="table-cell">
      <style:table-cell-properties fo:background-color="transparent" fo:padding="0.0799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6931in" table:align="margins" style:shadow="none" style:may-break-between-rows="true" table:border-model="collapsing"/>
    </style:style>
    <style:style style:name="Table3.A" style:family="table-column">
      <style:table-column-properties style:column-width="5.9542in" style:rel-column-width="8574*"/>
    </style:style>
    <style:style style:name="Table3.B" style:family="table-column">
      <style:table-column-properties style:column-width="0.7389in" style:rel-column-width="1064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799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799in" fo:border-left="none" fo:border-right="none" fo:border-top="none" fo:border-bottom="0.75pt solid #000000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.0799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CMU Serif" fo:font-weight="normal" officeooo:rsid="0013ac05" officeooo:paragraph-rsid="0013ac05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CMU Serif" fo:font-size="14pt" officeooo:rsid="0013ac05" officeooo:paragraph-rsid="0013ac05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style:font-name="CMU Serif" fo:font-size="14pt" officeooo:rsid="0013ac05" officeooo:paragraph-rsid="0013fb9d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style:font-name="CMU Serif" fo:font-size="14pt" officeooo:rsid="0013ac05" officeooo:paragraph-rsid="00154e2a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Concrete" fo:font-size="9pt" fo:font-style="normal" fo:text-shadow="none" style:text-underline-style="none" fo:font-weight="normal" officeooo:rsid="0017d9cd" officeooo:paragraph-rsid="0017d9cd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0173630" officeooo:paragraph-rsid="001736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0173630" officeooo:paragraph-rsid="0017d9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0173630" officeooo:paragraph-rsid="00197d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Serif" fo:font-size="9pt" fo:font-style="normal" fo:text-shadow="none" style:text-underline-style="none" fo:font-weight="normal" officeooo:rsid="00173630" officeooo:paragraph-rsid="0017363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center" style:justify-single-word="false"/>
      <style:text-properties style:font-name="CMU Concrete"/>
    </style:style>
    <style:style style:name="P11" style:family="paragraph" style:parent-style-name="Text_20_body">
      <style:paragraph-properties fo:text-align="start" style:justify-single-word="false"/>
      <style:text-properties style:font-name="CMU Concrete" fo:font-size="10pt" officeooo:rsid="0013ac05" officeooo:paragraph-rsid="0013ac05" style:font-size-asian="10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CMU Concrete" fo:font-size="9pt" officeooo:rsid="0013ac05" officeooo:paragraph-rsid="0014679a" style:font-size-asian="9pt" style:font-size-complex="9pt"/>
    </style:style>
    <style:style style:name="P13" style:family="paragraph" style:parent-style-name="Text_20_body">
      <style:paragraph-properties fo:text-align="start" style:justify-single-word="false"/>
      <style:text-properties style:font-name="CMU Concrete" fo:font-size="9pt" officeooo:rsid="0013ac05" officeooo:paragraph-rsid="001a0121" style:font-size-asian="9pt" style:font-size-complex="9pt"/>
    </style:style>
    <style:style style:name="P14" style:family="paragraph" style:parent-style-name="Text_20_body">
      <style:paragraph-properties fo:text-align="start" style:justify-single-word="false"/>
      <style:text-properties style:font-name="CMU Concrete" fo:font-size="9pt" officeooo:rsid="0013fb9d" officeooo:paragraph-rsid="0013fb9d" style:font-size-asian="9pt" style:font-size-complex="9pt"/>
    </style:style>
    <style:style style:name="P15" style:family="paragraph" style:parent-style-name="Text_20_body">
      <style:paragraph-properties fo:text-align="start" style:justify-single-word="false"/>
      <style:text-properties style:font-name="CMU Concrete" fo:font-size="9pt" officeooo:rsid="0013fb9d" officeooo:paragraph-rsid="00154e2a" style:font-size-asian="9pt" style:font-size-complex="9pt"/>
    </style:style>
    <style:style style:name="P16" style:family="paragraph" style:parent-style-name="Text_20_body">
      <style:paragraph-properties fo:text-align="start" style:justify-single-word="false"/>
      <style:text-properties style:font-name="CMU Concrete" fo:font-size="9pt" officeooo:rsid="0013fb9d" officeooo:paragraph-rsid="00197d60" style:font-size-asian="9pt" style:font-size-complex="9pt"/>
    </style:style>
    <style:style style:name="P17" style:family="paragraph" style:parent-style-name="Text_20_body">
      <style:paragraph-properties fo:text-align="start" style:justify-single-word="false"/>
      <style:text-properties style:font-name="CMU Typewriter Text" fo:font-size="9pt" officeooo:rsid="0013ac05" officeooo:paragraph-rsid="0013ac05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01e3a2e" officeooo:paragraph-rsid="001e3a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0205613" officeooo:paragraph-rsid="00205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0173630" officeooo:paragraph-rsid="001b2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Concrete" fo:font-size="12pt" fo:font-style="normal" fo:text-shadow="none" style:text-underline-style="none" fo:font-weight="normal" officeooo:rsid="001e3a2e" officeooo:paragraph-rsid="001e3a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Concrete" fo:font-size="9pt" fo:font-style="normal" fo:text-shadow="none" style:text-underline-style="none" fo:font-weight="normal" officeooo:rsid="001e83a3" officeooo:paragraph-rsid="001e83a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Typewriter Text" fo:font-size="12pt" fo:font-style="normal" fo:text-shadow="none" style:text-underline-style="none" fo:font-weight="bold" officeooo:rsid="00205613" officeooo:paragraph-rsid="002056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 style:list-style-name="L1">
      <style:paragraph-properties fo:line-height="100%" fo:text-align="start" style:justify-single-word="false"/>
      <style:text-properties style:font-name="CMU Concrete" fo:font-size="10pt" officeooo:rsid="0013ac05" officeooo:paragraph-rsid="0014679a" style:font-size-asian="10pt" style:font-size-complex="10pt"/>
    </style:style>
    <style:style style:name="P25" style:family="paragraph" style:parent-style-name="Text_20_body" style:list-style-name="L1">
      <style:paragraph-properties fo:line-height="100%" fo:text-align="start" style:justify-single-word="false"/>
      <style:text-properties style:font-name="CMU Concrete" fo:font-size="10pt" officeooo:rsid="0014679a" officeooo:paragraph-rsid="0014679a" style:font-size-asian="10pt" style:font-size-complex="10pt"/>
    </style:style>
    <style:style style:name="P26" style:family="paragraph" style:parent-style-name="Text_20_body" style:list-style-name="L1">
      <style:paragraph-properties fo:line-height="100%" fo:text-align="start" style:justify-single-word="false"/>
      <style:text-properties style:font-name="CMU Concrete" fo:font-size="9pt" officeooo:rsid="0013ac05" officeooo:paragraph-rsid="0014679a" style:font-size-asian="9pt" style:font-size-complex="9pt"/>
    </style:style>
    <style:style style:name="P27" style:family="paragraph" style:parent-style-name="Text_20_body" style:list-style-name="L1">
      <style:paragraph-properties fo:line-height="100%" fo:text-align="start" style:justify-single-word="false"/>
      <style:text-properties style:font-name="CMU Concrete" fo:font-size="9pt" officeooo:rsid="0013fb9d" officeooo:paragraph-rsid="0014679a" style:font-size-asian="9pt" style:font-size-complex="9pt"/>
    </style:style>
    <style:style style:name="P28" style:family="paragraph" style:parent-style-name="Text_20_body">
      <style:paragraph-properties fo:text-align="start" style:justify-single-word="false"/>
      <style:text-properties style:font-name="CMU Concrete" fo:font-size="9pt" officeooo:rsid="0013fb9d" officeooo:paragraph-rsid="001b2bca" style:font-size-asian="9pt" style:font-size-complex="9pt"/>
    </style:style>
    <style:style style:name="P29" style:family="paragraph" style:parent-style-name="Text_20_body">
      <style:paragraph-properties fo:text-align="start" style:justify-single-word="false"/>
      <style:text-properties style:font-name="CMU Concrete" fo:font-size="9pt" officeooo:rsid="0013fb9d" officeooo:paragraph-rsid="001c652c" style:font-size-asian="9pt" style:font-size-complex="9pt"/>
    </style:style>
    <style:style style:name="P30" style:family="paragraph" style:parent-style-name="Text_20_body">
      <style:paragraph-properties fo:text-align="center" style:justify-single-word="false"/>
      <style:text-properties style:font-name="CMU Concrete" fo:font-size="9pt" officeooo:rsid="0013fb9d" officeooo:paragraph-rsid="0013fb9d" style:font-size-asian="9pt" style:font-size-complex="9pt"/>
    </style:style>
    <style:style style:name="P31" style:family="paragraph" style:parent-style-name="Text_20_body" style:list-style-name="L1">
      <style:paragraph-properties fo:line-height="100%" fo:text-align="start" style:justify-single-word="false"/>
      <style:text-properties style:font-name="CMU Concrete" fo:font-size="9pt" officeooo:rsid="0014679a" officeooo:paragraph-rsid="0014679a" style:font-size-asian="9pt" style:font-size-complex="9pt"/>
    </style:style>
    <style:style style:name="P32" style:family="paragraph" style:parent-style-name="Text_20_body" style:list-style-name="L2">
      <style:paragraph-properties fo:line-height="100%" fo:text-align="start" style:justify-single-word="false"/>
      <style:text-properties style:font-name="CMU Concrete" fo:font-size="9pt" officeooo:rsid="0014679a" officeooo:paragraph-rsid="0017d9cd" style:font-size-asian="9pt" style:font-size-complex="9pt"/>
    </style:style>
    <style:style style:name="P33" style:family="paragraph" style:parent-style-name="Text_20_body">
      <style:paragraph-properties fo:text-align="start" style:justify-single-word="false"/>
      <style:text-properties style:font-name="CMU Concrete" fo:font-size="8pt" officeooo:rsid="0013fb9d" officeooo:paragraph-rsid="001a0121" style:font-size-asian="8pt" style:font-size-complex="8pt"/>
    </style:style>
    <style:style style:name="P34" style:family="paragraph" style:parent-style-name="Text_20_body">
      <style:paragraph-properties fo:text-align="start" style:justify-single-word="false"/>
      <style:text-properties style:font-name="CMU Concrete" fo:font-size="8pt" officeooo:rsid="0017d9cd" officeooo:paragraph-rsid="00197d60" style:font-size-asian="8pt" style:font-size-complex="8pt"/>
    </style:style>
    <style:style style:name="P35" style:family="paragraph" style:parent-style-name="Text_20_body">
      <style:paragraph-properties fo:text-align="start" style:justify-single-word="false"/>
      <style:text-properties style:font-name="CMU Concrete" fo:font-size="9pt" officeooo:rsid="0013fb9d" officeooo:paragraph-rsid="001b2bca" style:font-size-asian="9pt" style:font-size-complex="9pt"/>
    </style:style>
    <style:style style:name="P36" style:family="paragraph" style:parent-style-name="Text_20_body">
      <style:paragraph-properties fo:text-align="start" style:justify-single-word="false"/>
      <style:text-properties style:font-name="CMU Concrete" fo:font-size="9pt" fo:font-weight="normal" officeooo:rsid="0013fb9d" officeooo:paragraph-rsid="001b2bca" style:font-size-asian="9pt" style:font-weight-asian="normal" style:font-size-complex="9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officeooo:rsid="0013fb9d" officeooo:paragraph-rsid="00205613"/>
    </style:style>
    <style:style style:name="T1" style:family="text">
      <style:text-properties officeooo:rsid="0013ac05"/>
    </style:style>
    <style:style style:name="T2" style:family="text">
      <style:text-properties officeooo:rsid="0013fb9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13fb9d" style:font-size-asian="9pt" style:font-size-complex="9pt"/>
    </style:style>
    <style:style style:name="T5" style:family="text">
      <style:text-properties fo:font-size="9pt" officeooo:rsid="00197d60" style:font-size-asian="9pt" style:font-size-complex="9pt"/>
    </style:style>
    <style:style style:name="T6" style:family="text">
      <style:text-properties fo:font-size="9pt" officeooo:rsid="001b2bca" style:font-size-asian="9pt" style:font-size-complex="9pt"/>
    </style:style>
    <style:style style:name="T7" style:family="text">
      <style:text-properties fo:font-size="9pt" officeooo:rsid="001e3a2e" style:font-size-asian="9pt" style:font-size-complex="9pt"/>
    </style:style>
    <style:style style:name="T8" style:family="text">
      <style:text-properties officeooo:rsid="0014679a"/>
    </style:style>
    <style:style style:name="T9" style:family="text">
      <style:text-properties officeooo:rsid="00154e2a"/>
    </style:style>
    <style:style style:name="T10" style:family="text">
      <style:text-properties style:font-name="CMU Concrete" fo:font-size="9pt" style:font-size-asian="9pt" style:font-size-complex="9pt"/>
    </style:style>
    <style:style style:name="T11" style:family="text">
      <style:text-properties style:font-name="CMU Concrete" fo:font-size="9pt" officeooo:rsid="0017d9cd" style:font-size-asian="9pt" style:font-size-complex="9pt"/>
    </style:style>
    <style:style style:name="T12" style:family="text">
      <style:text-properties style:font-name="CMU Concrete" fo:font-size="9pt" officeooo:rsid="00197d60" style:font-size-asian="9pt" style:font-size-complex="9pt"/>
    </style:style>
    <style:style style:name="T13" style:family="text">
      <style:text-properties style:font-name="CMU Concrete" fo:font-size="9pt" officeooo:rsid="001b2bca" style:font-size-asian="9pt" style:font-size-complex="9pt"/>
    </style:style>
    <style:style style:name="T14" style:family="text">
      <style:text-properties style:font-name="CMU Concrete" fo:font-size="9pt" officeooo:rsid="00205613" style:font-size-asian="9pt" style:font-size-complex="9pt"/>
    </style:style>
    <style:style style:name="T15" style:family="text">
      <style:text-properties style:font-name="CMU Serif" fo:font-size="12pt" officeooo:rsid="0014679a" style:font-size-asian="12pt" style:font-size-complex="12pt"/>
    </style:style>
    <style:style style:name="T16" style:family="text">
      <style:text-properties style:font-name="CMU Serif" fo:font-size="12pt" officeooo:rsid="0017d9cd" style:font-size-asian="12pt" style:font-size-complex="12pt"/>
    </style:style>
    <style:style style:name="T17" style:family="text">
      <style:text-properties style:font-name="CMU Serif" fo:font-size="12pt" officeooo:rsid="001b2bca" style:font-size-asian="12pt" style:font-size-complex="12pt"/>
    </style:style>
    <style:style style:name="T18" style:family="text">
      <style:text-properties style:font-name="CMU Serif" fo:font-size="8pt" fo:font-weight="bold" officeooo:rsid="001a0121" style:font-size-asian="8pt" style:font-weight-asian="bold" style:font-size-complex="8pt" style:font-weight-complex="bold"/>
    </style:style>
    <style:style style:name="T19" style:family="text">
      <style:text-properties officeooo:rsid="0017d9cd"/>
    </style:style>
    <style:style style:name="T20" style:family="text">
      <style:text-properties officeooo:rsid="00197d6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3fb9d" style:font-weight-asian="bold" style:font-weight-complex="bold"/>
    </style:style>
    <style:style style:name="T23" style:family="text">
      <style:text-properties fo:font-size="8pt" officeooo:rsid="001b2bca" style:font-size-asian="8pt" style:font-size-complex="8pt"/>
    </style:style>
    <style:style style:name="T24" style:family="text">
      <style:text-properties fo:font-size="8pt" officeooo:rsid="001c652c" style:font-size-asian="8pt" style:font-size-complex="8pt"/>
    </style:style>
    <style:style style:name="T25" style:family="text">
      <style:text-properties fo:font-size="8pt" officeooo:rsid="0014679a" style:font-size-asian="8pt" style:font-size-complex="8pt"/>
    </style:style>
    <style:style style:name="T26" style:family="text">
      <style:text-properties fo:font-size="8pt" officeooo:rsid="0017d9cd" style:font-size-asian="8pt" style:font-size-complex="8pt"/>
    </style:style>
    <style:style style:name="T27" style:family="text">
      <style:text-properties fo:font-size="8pt" officeooo:rsid="001e3a2e" style:font-size-asian="8pt" style:font-size-complex="8pt"/>
    </style:style>
    <style:style style:name="T28" style:family="text">
      <style:text-properties fo:font-size="8pt" officeooo:rsid="001e83a3" style:font-size-asian="8pt" style:font-size-complex="8pt"/>
    </style:style>
    <style:style style:name="T29" style:family="text">
      <style:text-properties fo:font-size="8pt" officeooo:rsid="00224b25" style:font-size-asian="8pt" style:font-size-complex="8pt"/>
    </style:style>
    <style:style style:name="T30" style:family="text">
      <style:text-properties fo:font-size="8pt" officeooo:rsid="0022f364" style:font-size-asian="8pt" style:font-size-complex="8pt"/>
    </style:style>
    <style:style style:name="T31" style:family="text">
      <style:text-properties fo:font-size="8pt" fo:font-weight="bold" style:font-size-asian="8pt" style:font-weight-asian="bold" style:font-size-complex="8pt" style:font-weight-complex="bold"/>
    </style:style>
    <style:style style:name="T32" style:family="text">
      <style:text-properties style:font-name="CMU Typewriter Text" fo:font-size="8pt" fo:font-weight="bold" style:font-size-asian="8pt" style:font-weight-asian="bold" style:font-size-complex="8pt" style:font-weight-complex="bold"/>
    </style:style>
    <style:style style:name="T33" style:family="text">
      <style:text-properties style:font-name="CMU Typewriter Text" fo:font-size="8pt" fo:font-weight="bold" officeooo:rsid="0017d9cd" style:font-size-asian="8pt" style:font-weight-asian="bold" style:font-size-complex="8pt" style:font-weight-complex="bold"/>
    </style:style>
    <style:style style:name="T34" style:family="text">
      <style:text-properties style:font-name="CMU Typewriter Text" fo:font-size="8pt" fo:font-weight="bold" officeooo:rsid="001b2bca" style:font-size-asian="8pt" style:font-weight-asian="bold" style:font-size-complex="8pt" style:font-weight-complex="bold"/>
    </style:style>
    <style:style style:name="T35" style:family="text">
      <style:text-properties style:font-name="CMU Typewriter Text" fo:font-size="8pt" fo:font-weight="bold" officeooo:rsid="0014679a" style:font-size-asian="8pt" style:font-weight-asian="bold" style:font-size-complex="8pt" style:font-weight-complex="bold"/>
    </style:style>
    <style:style style:name="T36" style:family="text">
      <style:text-properties style:font-name="CMU Typewriter Text" fo:font-size="8pt" fo:font-weight="bold" officeooo:rsid="0013fb9d" style:font-size-asian="8pt" style:font-weight-asian="bold" style:font-size-complex="8pt" style:font-weight-complex="bold"/>
    </style:style>
    <style:style style:name="T37" style:family="text">
      <style:text-properties style:font-name="CMU Typewriter Text" fo:font-size="8pt" fo:font-weight="bold" officeooo:rsid="001a0121" style:font-size-asian="8pt" style:font-weight-asian="bold" style:font-size-complex="8pt" style:font-weight-complex="bold"/>
    </style:style>
    <style:style style:name="T38" style:family="text">
      <style:text-properties style:font-name="CMU Typewriter Text" fo:font-size="8pt" fo:font-weight="bold" officeooo:rsid="001e3a2e" style:font-size-asian="8pt" style:font-weight-asian="bold" style:font-size-complex="8pt" style:font-weight-complex="bold"/>
    </style:style>
    <style:style style:name="T39" style:family="text">
      <style:text-properties style:font-name="CMU Typewriter Text" fo:font-size="8pt" fo:font-weight="bold" officeooo:rsid="00224b25" style:font-size-asian="8pt" style:font-weight-asian="bold" style:font-size-complex="8pt" style:font-weight-complex="bold"/>
    </style:style>
    <style:style style:name="T40" style:family="text">
      <style:text-properties style:font-name="CMU Typewriter Text" officeooo:rsid="0014679a"/>
    </style:style>
    <style:style style:name="T41" style:family="text">
      <style:text-properties style:font-name="CMU Typewriter Text" officeooo:rsid="0013fb9d"/>
    </style:style>
    <style:style style:name="T42" style:family="text">
      <style:text-properties style:font-name="CMU Typewriter Text" fo:font-size="7pt" officeooo:rsid="0013fb9d" style:font-size-asian="7pt" style:font-size-complex="7pt"/>
    </style:style>
    <style:style style:name="T43" style:family="text">
      <style:text-properties officeooo:rsid="001a012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3fb9d" style:font-weight-asian="normal" style:font-weight-complex="normal"/>
    </style:style>
    <style:style style:name="T46" style:family="text">
      <style:text-properties officeooo:rsid="001b2bca"/>
    </style:style>
    <style:style style:name="T47" style:family="text"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01b2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style:font-name="CMU Typewriter Text" fo:font-size="8pt" fo:font-weight="bold" officeooo:rsid="001b2bca" style:font-size-asian="8pt" style:font-weight-asian="bold" style:font-size-complex="8pt" style:font-weight-complex="bold"/>
    </style:style>
    <style:style style:name="T49" style:family="text">
      <style:text-properties style:font-name="CMU Typewriter Text" fo:font-size="8pt" fo:font-weight="bold" officeooo:rsid="001e3a2e" style:font-size-asian="8pt" style:font-weight-asian="bold" style:font-size-complex="8pt" style:font-weight-complex="bold"/>
    </style:style>
    <style:style style:name="T50" style:family="text">
      <style:text-properties officeooo:rsid="001c652c"/>
    </style:style>
    <style:style style:name="T51" style:family="text">
      <style:text-properties style:font-name="CMU Concrete" fo:font-size="9pt" style:font-size-asian="9pt" style:font-size-complex="9pt"/>
    </style:style>
    <style:style style:name="T52" style:family="text">
      <style:text-properties style:font-name="CMU Concrete" fo:font-size="8pt" fo:font-weight="bold" officeooo:rsid="001e83a3" style:font-size-asian="8pt" style:font-weight-asian="bold" style:font-size-complex="8pt" style:font-weight-complex="bold"/>
    </style:style>
    <style:style style:name="T53" style:family="text">
      <style:text-properties style:font-name="CMU Serif" officeooo:rsid="001e83a3"/>
    </style:style>
    <style:style style:name="T54" style:family="text">
      <style:text-properties officeooo:rsid="00205613"/>
    </style:style>
    <style:style style:name="T55" style:family="text">
      <style:text-properties officeooo:rsid="0021bc08"/>
    </style:style>
    <style:style style:name="T56" style:family="text">
      <style:text-properties style:text-underline-style="solid" style:text-underline-width="auto" style:text-underline-color="font-color" officeooo:rsid="0021bc08"/>
    </style:style>
    <style:style style:name="T57" style:family="text">
      <style:text-properties style:text-underline-style="none" officeooo:rsid="0021bc08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drey Golovin</text:h>
      <text:p text:style-name="P10">So<text:span text:style-name="T1">f</text:span>tware Developer</text:p>
      <text:p text:style-name="P30">5+ years, middle, english: C1 <text:s text:c="88"/><text:a xlink:type="simple" xlink:href="mailto:agamurian@gmail.com?subject=job" office:name="agamurian@gmail.com" text:style-name="Internet_20_link" text:visited-style-name="Visited_20_Internet_20_Link"><text:span text:style-name="T56">agamurian@gmail.com</text:span></text:a></text:p>
      <table:table table:name="Table1" table:style-name="Table1" table:template-name="Academic">
        <table:table-column table:style-name="Table1.A" table:number-columns-repeated="3"/>
        <table:table-row>
          <table:table-cell table:style-name="Table1.A1" office:value-type="string">
            <text:p text:style-name="P2">Stack:</text:p>
            <text:p text:style-name="P17">python, typescript</text:p>
            <text:p text:style-name="P14"><text:span text:style-name="T44">Backend</text:span><text:span text:style-name="T21">:</text:span><text:line-break/><text:span text:style-name="T32">nodejs, python, flask/fastapi, bash, </text:span><text:span text:style-name="T35">sql/nosql,</text:span><text:span text:style-name="T32"> </text:span><text:span text:style-name="T35">Linux and server administration</text:span></text:p>
            <text:p text:style-name="P12"><text:span text:style-name="T45">Fronted</text:span><text:span text:style-name="T22">:</text:span><text:line-break/><text:span text:style-name="T32">HTML/JS/Css, svelte, </text:span><text:span text:style-name="T39">vue</text:span><text:span text:style-name="T32">, react </text:span></text:p>
            <text:p text:style-name="P13"><text:span text:style-name="T35">WEBGL, Canvas, ThreeJS</text:span><text:span text:style-name="T31"><text:line-break/></text:span><text:span text:style-name="T35">GLSL, HLSL</text:span><text:span text:style-name="T40"><text:line-break/></text:span><text:line-break/><text:span text:style-name="T45">Gui</text:span><text:span text:style-name="T22">:</text:span><text:span text:style-name="T2"><text:line-break/></text:span><text:span text:style-name="T36">PyQt, Blender API, Maya API, electron, </text:span><text:span text:style-name="T35">Unity Editor </text:span><text:span text:style-name="T37">C#</text:span><text:span text:style-name="T2"><text:line-break/></text:span><text:span text:style-name="T41"><text:line-break/></text:span><text:span text:style-name="T42">little C/C++</text:span></text:p>
          </table:table-cell>
          <table:table-cell table:style-name="Table1.A1" office:value-type="string">
            <text:p text:style-name="P2"><text:span text:style-name="T43">Realms</text:span>:</text:p>
            <text:list text:style-name="L1">
              <text:list-item>
                <text:p text:style-name="P26">User interfaces</text:p>
              </text:list-item>
              <text:list-item>
                <text:p text:style-name="P24"><text:span text:style-name="T3">Art production </text:span><text:span text:style-name="T4">pipelines</text:span></text:p>
              </text:list-item>
              <text:list-item>
                <text:p text:style-name="P27">FullStack web-development</text:p>
              </text:list-item>
              <text:list-item>
                <text:p text:style-name="P25"><text:span text:style-name="T4">M</text:span><text:span text:style-name="T3">VPs</text:span></text:p>
              </text:list-item>
              <text:list-item>
                <text:p text:style-name="P31">VR/AR/XR</text:p>
              </text:list-item>
              <text:list-item>
                <text:p text:style-name="P31">Plugin development</text:p>
              </text:list-item>
              <text:list-item>
                <text:p text:style-name="P31">Game engines related development</text:p>
              </text:list-item>
              <text:list-item>
                <text:p text:style-name="P31">TechArt and Optimization</text:p>
              </text:list-item>
              <text:list-item>
                <text:p text:style-name="P31">Research</text:p>
                <text:p text:style-name="P25"><text:span text:style-name="T3"/></text:p>
              </text:list-item>
            </text:list>
          </table:table-cell>
          <table:table-cell table:style-name="Table1.A1" office:value-type="string">
            <text:p text:style-name="P3"><text:span text:style-name="T2">Years</text:span> of Experience:</text:p>
            <text:list text:style-name="L2">
              <text:list-item>
                <text:p text:style-name="P32">As 3d Artist: 5</text:p>
              </text:list-item>
              <text:list-item>
                <text:p text:style-name="P32">As Technical Artist: 4</text:p>
              </text:list-item>
              <text:list-item>
                <text:p text:style-name="P32">As Software Developer: 5</text:p>
              </text:list-item>
            </text:list>
          </table:table-cell>
        </table:table-row>
      </table:table>
      <text:p text:style-name="P11"/>
      <text:p text:style-name="P4"><text:span text:style-name="T9">Timeline</text:span> of Experience: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">Position:</text:p>
            </table:table-cell>
            <table:table-cell table:style-name="Table2.A1" office:value-type="string">
              <text:p text:style-name="P9">Place:</text:p>
            </table:table-cell>
            <table:table-cell table:style-name="Table2.A1" office:value-type="string">
              <text:p text:style-name="P9">Time:</text:p>
            </table:table-cell>
          </table:table-row>
        </table:table-header-rows>
        <table:table-row>
          <table:table-cell table:style-name="Table2.A2" office:value-type="string">
            <text:p text:style-name="P16"><text:span text:style-name="T16">Frontend </text:span><text:span text:style-name="T15">Developer<text:line-break/></text:span><text:span text:style-name="T33">Treejs, 8XR, GLTF, GLSL,<text:line-break/>HTML/Css, AlpineJs, vite, Typescript</text:span></text:p>
            <text:p text:style-name="P34">- <text:span text:style-name="T50">developing interactive web AR/XR applications<text:line-break/>- optimizing for mobile devices / web limitations</text:span></text:p>
          </table:table-cell>
          <table:table-cell table:style-name="Table2.A2" office:value-type="string">
            <text:p text:style-name="P6"><text:span text:style-name="T19">LikeXR</text:span><text:line-break/><text:span text:style-name="T11">Moscow,</text:span><text:span text:style-name="T10"> </text:span><text:span text:style-name="T11">Part</text:span><text:span text:style-name="T10">Time</text:span></text:p>
          </table:table-cell>
          <table:table-cell table:style-name="Table2.A2" office:value-type="string">
            <text:p text:style-name="P5">1.5 years</text:p>
          </table:table-cell>
        </table:table-row>
        <table:table-row>
          <table:table-cell table:style-name="Table2.A2" office:value-type="string">
            <text:p text:style-name="P29"><text:span text:style-name="T16">Technical Artist<text:line-break/></text:span><text:span text:style-name="T34">Unity, C#, Blender, Python</text:span><text:span text:style-name="T33"> </text:span><text:span text:style-name="T34">H</text:span><text:span text:style-name="T33">LSL, </text:span><text:span text:style-name="T34">ShaderGraph</text:span></text:p>
            <text:p text:style-name="P29"><text:span text:style-name="T25">- </text:span><text:span text:style-name="T26">game content supervision<text:line-break/>- unity 3d editor custom tools<text:line-break/>- optimization for mobile devices</text:span></text:p>
          </table:table-cell>
          <table:table-cell table:style-name="Table2.A2" office:value-type="string">
            <text:p text:style-name="P8"><text:span text:style-name="T19">ChillBase</text:span>, <text:span text:style-name="T5">OneState</text:span><text:line-break/><text:span text:style-name="T10">Belgrade, FullTime</text:span></text:p>
          </table:table-cell>
          <table:table-cell table:style-name="Table2.A2" office:value-type="string">
            <text:p text:style-name="P5">0.5 years</text:p>
          </table:table-cell>
        </table:table-row>
        <table:table-row>
          <table:table-cell table:style-name="Table2.A2" office:value-type="string">
            <text:p text:style-name="P28"><text:span text:style-name="T16">Technical Artist / </text:span><text:span text:style-name="T15">Developer<text:line-break/></text:span><text:span text:style-name="T18"> </text:span><text:span text:style-name="T34">Python, Blender API,</text:span><text:span text:style-name="T33"> </text:span><text:span text:style-name="T34">Maya, </text:span><text:span text:style-name="T38">HLSL, </text:span><text:span text:style-name="T34">C++</text:span></text:p>
            <text:p text:style-name="P33"><text:span text:style-name="T8">- </text:span><text:span text:style-name="T50">RnD in feature development</text:span><text:span text:style-name="T20"><text:line-break/>- </text:span><text:span text:style-name="T46">Prototyped content creation pipelines</text:span><text:span text:style-name="T20"><text:line-break/>- </text:span><text:span text:style-name="T46">Creating custom tools for Art Creation</text:span></text:p>
          </table:table-cell>
          <table:table-cell table:style-name="Table2.A2" office:value-type="string">
            <text:p text:style-name="P7">Wargaming, <text:span text:style-name="T5">World of Warships</text:span><text:line-break/><text:span text:style-name="T10">Belgrade, FullTime</text:span></text:p>
          </table:table-cell>
          <table:table-cell table:style-name="Table2.A2" office:value-type="string">
            <text:p text:style-name="P5">1.5 years</text:p>
          </table:table-cell>
        </table:table-row>
        <text:soft-page-break/>
        <table:table-row>
          <table:table-cell table:style-name="Table2.A2" office:value-type="string">
            <text:p text:style-name="P28"><text:span text:style-name="T16">Freelance Software </text:span><text:span text:style-name="T15">Developer</text:span><text:span text:style-name="T8"><text:line-break/></text:span><text:span text:style-name="T34">Python, NodeJS Typescript,</text:span><text:span text:style-name="T33"> </text:span><text:span text:style-name="T34">Threejs, svelte, </text:span><text:span text:style-name="T39">vue, react</text:span><text:span text:style-name="T34">, sql, </text:span><text:span text:style-name="T39">PostgreSQL, Flask/Fastapi/Nest, </text:span></text:p>
            <text:p text:style-name="P36"><text:span text:style-name="T23">- web apps, </text:span><text:span text:style-name="T24">interactive expiriences</text:span><text:span text:style-name="T23"><text:line-break/>- </text:span><text:span text:style-name="T24">working in teams of different sizes<text:line-break/>- building fullstack apps from scratch, including:<text:line-break/> - architecture, planning and choosing technology stacks<text:line-break/> - prototyping needed data schemes in sql/nosql<text:line-break/> - working with backend, servers and middleware<text:line-break/>- learning new technologies rapidly and adaptively<text:line-break/>- </text:span><text:span text:style-name="T27">working with photogrametry data, geographical data<text:line-break/>- generative image processing<text:line-break/>- </text:span><text:span text:style-name="T28">working with custom engines and tight technical requirements<text:line-break/>- </text:span><text:span text:style-name="T29">react/vuejs/svelte , python flask/fastapi/django, nestjs, express<text:line-break/>- </text:span><text:span text:style-name="T30">setting up custom CI/CD pipelines</text:span></text:p>
          </table:table-cell>
          <table:table-cell table:style-name="Table2.A2" office:value-type="string">
            <text:p text:style-name="P7"><text:span text:style-name="T53">Multiple Clients</text:span><text:span text:style-name="T13"><text:line-break/>Worldwide</text:span><text:span text:style-name="T10">, FullTime</text:span></text:p>
          </table:table-cell>
          <table:table-cell table:style-name="Table2.A2" office:value-type="string">
            <text:p text:style-name="P5"><text:span text:style-name="T46">2</text:span>.5 years</text:p>
          </table:table-cell>
        </table:table-row>
        <table:table-row>
          <table:table-cell table:style-name="Table2.A2" office:value-type="string">
            <text:p text:style-name="P28"><text:span text:style-name="T47">Teacher of Computer Graphics</text:span><text:span text:style-name="T8"><text:line-break/></text:span><text:span text:style-name="T34">Unity, Ble</text:span><text:span text:style-name="T38">nd</text:span><text:span text:style-name="T34">er</text:span></text:p>
            <text:p text:style-name="P36"><text:span text:style-name="T23">- </text:span><text:span text:style-name="T27">Teaching Computer graphics<text:line-break/>- Using modern methods, like group projects, individual approaches and giving creative freedom inside boundaries of the subjects<text:line-break/>- Teaching basics of working in teams, including git and specializations<text:line-break/>- Creating Learning Program</text:span></text:p>
          </table:table-cell>
          <table:table-cell table:style-name="Table2.A2" office:value-type="string">
            <text:p text:style-name="P7"><text:span text:style-name="T46">Sreda Obuchenia</text:span><text:span text:style-name="T6">, </text:span><text:span text:style-name="T7">Skolkovo</text:span><text:line-break/><text:span text:style-name="T12">Moscow, </text:span><text:span text:style-name="T13">PartTime</text:span></text:p>
          </table:table-cell>
          <table:table-cell table:style-name="Table2.A2" office:value-type="string">
            <text:p text:style-name="P22">1 year</text:p>
          </table:table-cell>
        </table:table-row>
        <table:table-row>
          <table:table-cell table:style-name="Table2.A2" office:value-type="string">
            <text:p text:style-name="P28"><text:span text:style-name="T17">Technical Artist<text:line-break/></text:span><text:span text:style-name="T34">Unity, Bledner, </text:span><text:span text:style-name="T38">Substance</text:span></text:p>
            <text:p text:style-name="P28"><text:span text:style-name="T23">- Art supervision<text:line-break/>- Created Documentaion and guidelines for 3d artist<text:line-break/>- </text:span><text:span text:style-name="T24">Launched a correct working art production pipeline<text:line-break/>- Complex VFX<text:line-break/>- Complex Rig</text:span><text:span text:style-name="T27">s<text:line-break/>- optimization for mobile devices<text:line-break/>- mini RnDs for pipelines of VFXs</text:span></text:p>
          </table:table-cell>
          <table:table-cell table:style-name="Table2.A2" office:value-type="string">
            <text:p text:style-name="P20"><text:span text:style-name="T20">Immerse AR</text:span><text:line-break/><text:span text:style-name="T12">Moscow, </text:span><text:span text:style-name="T10">FullTime</text:span></text:p>
          </table:table-cell>
          <table:table-cell table:style-name="Table2.A2" office:value-type="string">
            <text:p text:style-name="P22">1.5 years</text:p>
          </table:table-cell>
        </table:table-row>
        <table:table-row>
          <table:table-cell table:style-name="Table2.A8" office:value-type="string">
            <text:p text:style-name="P18">3D Artist<text:line-break/><text:span text:style-name="T52">Blender</text:span></text:p>
            <text:p text:style-name="P18"><text:span text:style-name="T52"/></text:p>
            <text:p text:style-name="P21"><text:span text:style-name="T28">- Created Game Content<text:line-break/>- Worked with programmers to debug new features<text:line-break/>- Optimized self workload with basic scripting</text:span></text:p>
          </table:table-cell>
          <table:table-cell table:style-name="Table2.A8" office:value-type="string">
            <text:p text:style-name="P18">Playkot<text:line-break/><text:span text:style-name="T10">Saint-Petersburg, FullTime</text:span></text:p>
          </table:table-cell>
          <table:table-cell table:style-name="Table2.A8" office:value-type="string">
            <text:p text:style-name="P22">1 year</text:p>
          </table:table-cell>
        </table:table-row>
      </table:table>
      <text:p text:style-name="P15"><text:line-break/><text:line-break/><text:span text:style-name="T54">Education:</text:span></text:p>
      <table:table table:name="Table3" table:style-name="Table3" table:template-name="Academic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BA, Rodchenko Art School, new and interactive media</text:p>
          </table:table-cell>
          <table:table-cell table:style-name="Table3.A1" office:value-type="string">
            <text:p text:style-name="P23">2020</text:p>
          </table:table-cell>
        </table:table-row>
        <table:table-row>
          <table:table-cell table:style-name="Table3.A2" office:value-type="string">
            <text:p text:style-name="P19">ITMO, teacher of computer graphics</text:p>
          </table:table-cell>
          <table:table-cell table:style-name="Table3.B2" office:value-type="float" office:value="2014">
            <text:p text:style-name="P23">2014</text:p>
          </table:table-cell>
        </table:table-row>
      </table:table>
      <text:p text:style-name="P37"><text:span text:style-name="T10"><text:line-break/></text:span><text:span text:style-name="T14">Coursera: Programming Languages Part A / Part B / Part C (Univercity of Washington)<text:line-break/><text:tab/> Algorithms and Data Structures / Python (Univercity of Washingto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CMU Typewriter Text" svg:font-family="'CMU Typewriter Tex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03:46:49.130049323</meta:creation-date>
    <dc:date>2025-09-19T22:53:59.124161848</dc:date>
    <meta:editing-duration>PT1H13M39S</meta:editing-duration>
    <meta:editing-cycles>10</meta:editing-cycles>
    <meta:generator>LibreOffice/24.2.7.2$Linux_X86_64 LibreOffice_project/420$Build-2</meta:generator>
    <meta:print-date>2025-09-19T22:55:49.570917982</meta:print-date>
    <meta:printed-by>PDF files</meta:printed-by>
    <meta:document-statistic meta:table-count="3" meta:image-count="0" meta:object-count="0" meta:page-count="2" meta:paragraph-count="61" meta:word-count="455" meta:character-count="3194" meta:non-whitespace-character-count="2711"/>
  </office:meta>
</office:document-meta>
</file>